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66f73"/>
    </style:style>
    <style:style style:name="P2" style:family="paragraph" style:parent-style-name="Standard">
      <style:text-properties fo:language="en" fo:country="US" officeooo:rsid="00066f73" officeooo:paragraph-rsid="00066f73"/>
    </style:style>
    <style:style style:name="P3" style:family="paragraph" style:parent-style-name="Standard">
      <style:text-properties fo:language="en" fo:country="US" officeooo:rsid="000910aa" officeooo:paragraph-rsid="000910aa"/>
    </style:style>
    <style:style style:name="P4" style:family="paragraph" style:parent-style-name="Standard">
      <style:text-properties fo:language="en" fo:country="US" officeooo:rsid="000af988" officeooo:paragraph-rsid="000af988"/>
    </style:style>
    <style:style style:name="P5" style:family="paragraph" style:parent-style-name="Standard">
      <style:text-properties fo:language="en" fo:country="US" officeooo:rsid="0009b93b" officeooo:paragraph-rsid="0009b93b"/>
    </style:style>
    <style:style style:name="P6" style:family="paragraph" style:parent-style-name="Standard">
      <style:text-properties fo:language="en" fo:country="US" fo:font-style="italic" fo:font-weight="bold" officeooo:rsid="000af988" officeooo:paragraph-rsid="000ce2b7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paragraph-rsid="00066f73"/>
    </style:style>
    <style:style style:name="P8" style:family="paragraph" style:parent-style-name="Standard">
      <style:text-properties officeooo:paragraph-rsid="000910aa"/>
    </style:style>
    <style:style style:name="P9" style:family="paragraph" style:parent-style-name="Standard">
      <style:text-properties officeooo:paragraph-rsid="0009b93b"/>
    </style:style>
    <style:style style:name="P10" style:family="paragraph" style:parent-style-name="Standard">
      <style:text-properties officeooo:paragraph-rsid="000af988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Preformatted_20_Text">
      <style:text-properties fo:language="en" fo:country="US" officeooo:rsid="0009b93b" officeooo:paragraph-rsid="0009b93b"/>
    </style:style>
    <style:style style:name="P13" style:family="paragraph" style:parent-style-name="Standard">
      <style:text-properties fo:language="en" fo:country="US" officeooo:rsid="000fb083" officeooo:paragraph-rsid="000fb083"/>
    </style:style>
    <style:style style:name="P14" style:family="paragraph" style:parent-style-name="Standard">
      <style:text-properties fo:language="en" fo:country="US" officeooo:rsid="000fb083" officeooo:paragraph-rsid="0010f07a"/>
    </style:style>
    <style:style style:name="T1" style:family="text">
      <style:text-properties officeooo:rsid="00066f7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6f73"/>
    </style:style>
    <style:style style:name="T4" style:family="text">
      <style:text-properties fo:language="en" fo:country="US" officeooo:rsid="000910aa"/>
    </style:style>
    <style:style style:name="T5" style:family="text">
      <style:text-properties fo:language="en" fo:country="US" officeooo:rsid="0009b93b"/>
    </style:style>
    <style:style style:name="T6" style:family="text">
      <style:text-properties fo:language="en" fo:country="US" officeooo:rsid="000a2823"/>
    </style:style>
    <style:style style:name="T7" style:family="text">
      <style:text-properties fo:language="en" fo:country="US" officeooo:rsid="000af988"/>
    </style:style>
    <style:style style:name="T8" style:family="text">
      <style:text-properties fo:language="en" fo:country="US" officeooo:rsid="000fb083"/>
    </style:style>
    <style:style style:name="T9" style:family="text">
      <style:text-properties officeooo:rsid="000910aa"/>
    </style:style>
    <style:style style:name="T10" style:family="text">
      <style:text-properties officeooo:rsid="000ce2b7"/>
    </style:style>
    <style:style style:name="T11" style:family="text">
      <style:text-properties officeooo:rsid="000e4c55"/>
    </style:style>
    <style:style style:name="T12" style:family="text">
      <style:text-properties officeooo:rsid="0010f0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gkatesthsa python 2.7.5 apo edw</text:p>
      <text:p text:style-name="P1"><text:a xlink:type="simple" xlink:href="http://www.python.org/getit/"><text:span text:style-name="T1">http://www.python.org/getit/</text:span></text:a></text:p>
      <text:p text:style-name="P2"/>
      <text:p text:style-name="P1"><text:span text:style-name="T1">odhgies gia to import serial </text:span><text:span text:style-name="T9">kai ola </text:span><text:span text:style-name="T1">edw : </text:span><text:a xlink:type="simple" xlink:href="http://learn.adafruit.com/arduino-lesson-17-email-sending-movement-detector/installing-python-and-pyserial"><text:span text:style-name="T1">http://learn.adafruit.com/arduino-lesson-17-email-sending-movement-detector/installing-python-and-pyserial</text:span></text:a></text:p>
      <text:p text:style-name="P2"/>
      <text:p text:style-name="P2">allazw to path apo to edit the system environmental variables. An meta treksw sto cmd python tha vgalei kati enw prin den evgaze.</text:p>
      <text:p text:style-name="P2"/>
      <text:p text:style-name="P7"><text:span text:style-name="T3">Katevazw ayto </text:span><text:a xlink:type="simple" xlink:href="https://pypi.python.org/pypi/pyserial"><text:span text:style-name="T1">https://pypi.python.org/pypi/pyserial</text:span></text:a><text:span text:style-name="T1"> </text:span></text:p>
      <text:p text:style-name="P2">apo to cmd mpainw me cd sto fakelo pou molis katevasa kai trexw python setup.py install</text:p>
      <text:p text:style-name="P2">etoimo.</text:p>
      <text:p text:style-name="P2"/>
      <text:p text:style-name="P2"/>
      <text:p text:style-name="P8"><text:span text:style-name="T4">Gia to import twitter library katevasa o,ti elege edw </text:span><text:a xlink:type="simple" xlink:href="http://code.google.com/p/python-twitter/"><text:span text:style-name="T2">http://code.google.com/p/python-twitter/</text:span></text:a></text:p>
      <text:p text:style-name="P3">dld setup kanw prwta ta dependencies kai meta to library. Oi odhgies einai edw</text:p>
      <text:p text:style-name="P8"><text:a xlink:type="simple" xlink:href="http://www.instructables.com/id/How-to-install-Python-packages-on-Windows-7/"><text:span text:style-name="T4">http://www.instructables.com/id/How-to-install-Python-packages-on-Windows-7/</text:span></text:a></text:p>
      <text:p text:style-name="P3">apo ekei pou leei simplejson k katw</text:p>
      <text:p text:style-name="P9"><text:span text:style-name="T5">opote sto cmd paw sto dir tou simplejsn k kanw </text:span><text:span text:style-name="Emphasis"><text:span text:style-name="T5">python setup.py install</text:span></text:span><text:span text:style-name="T5"> </text:span></text:p>
      <text:p text:style-name="P9"><text:span text:style-name="T5">analoga kanw kai t all</text:span><text:span text:style-name="T6">o </text:span><text:span text:style-name="T5">dependenc</text:span><text:span text:style-name="T6">y. To oauth to kanw ws ekshs :</text:span></text:p>
      <text:p text:style-name="P4">arxika prepei na valw ta setup tools opws grafei edw (ekana to 3o)</text:p>
      <text:p text:style-name="P10"><text:a xlink:type="simple" xlink:href="http://stackoverflow.com/questions/309412/how-to-setup-setuptools-for-python-2-6-on-windows"><text:span text:style-name="T7">http://stackoverflow.com/questions/309412/how-to-setup-setuptools-for-python-2-6-on-windows</text:span></text:a></text:p>
      <text:p text:style-name="P4">opote twra paw me cd sto fakelo toy oauth kai kanonika python setup.py install</text:p>
      <text:p text:style-name="P4"/>
      <text:p text:style-name="P6"><text:span text:style-name="T10">epeidh to python-twitter </text:span><text:span text:style-name="T11">library</text:span><text:span text:style-name="T10"> htan paliatzoura, valame to tweepy pou exei v1.1 api</text:span></text:p>
      <text:p text:style-name="P5"/>
      <text:p text:style-name="P9"><text:span text:style-name="T8">OXI (</text:span><text:span text:style-name="T5">gurnaw pali sto </text:span><text:a xlink:type="simple" xlink:href="http://code.google.com/p/python-twitter/">http://code.google.com/p/python-twitter/</text:a><text:span text:style-name="T5"> na sunexisw ta upoloipa</text:span></text:p>
      <text:p text:style-name="P5">ara twra menei na kanw to python-twitter opote paw sto cmd kai ektelw</text:p>
      <text:p text:style-name="P5"/>
      <text:p text:style-name="P12"><text:s/>$ python setup.py build</text:p>
      <text:p text:style-name="P11">  $ python setup.py install</text:p>
      <text:p text:style-name="P13">)</text:p>
      <text:p text:style-name="P13">o kwdikas tou arduino</text:p>
      <text:p text:style-name="P13"/>
      <text:p text:style-name="P13">void setup() <text:s text:c="2"/>{ </text:p>
      <text:p text:style-name="P13"><text:s/>Serial.begin(9600); // set up Serial library at 9600 bps </text:p>
      <text:p text:style-name="P13"><text:s text:c="2"/>}</text:p>
      <text:p text:style-name="P13"><text:s text:c="2"/>void loop(){</text:p>
      <text:p text:style-name="P13"><text:s text:c="4"/>Serial.println("You are under attack");</text:p>
      <text:p text:style-name="P13"><text:s text:c="2"/>}</text:p>
      <text:p text:style-name="P13"/>
      <text:p text:style-name="P13"/>
      <text:p text:style-name="P14"><text:span text:style-name="T12">O KWDIKAS VGAZEI ERRORS AN TON VALEIS NA EKTELESTEI PANW APO MIA FORES ME TO IDIO MHNYMA.</text:span></text:p>
      <text:p text:style-name="P14"><text:span text:style-name="T12">TO STATUS PREPEI NA ALLAZEI KATHE FORA.</text:span></text:p>
      <text:p text:style-name="P14"><text:span text:style-name="T12">PRWTA FORTWNW TON KWDIKA TOU ARDUINO,META KANW RUN THN PYTH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3T16:36:54.86</meta:creation-date>
    <dc:date>2013-10-10T13:31:17.80</dc:date>
    <meta:editing-duration>PT2H15M45S</meta:editing-duration>
    <meta:editing-cycles>7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32" meta:word-count="247" meta:character-count="1775" meta:non-whitespace-character-count="1540"/>
  </office:meta>
</office:document-meta>
</file>